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869" officeooo:paragraph-rsid="001dd869"/>
    </style:style>
    <style:style style:name="P2" style:family="paragraph" style:parent-style-name="Standard" style:list-style-name="L1">
      <style:text-properties officeooo:rsid="001dd869" officeooo:paragraph-rsid="001dd869"/>
    </style:style>
    <style:style style:name="P3" style:family="paragraph" style:parent-style-name="Standard" style:list-style-name="L1">
      <style:text-properties officeooo:paragraph-rsid="001dd869"/>
    </style:style>
    <style:style style:name="T1" style:family="text">
      <style:text-properties officeooo:rsid="001dd8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 List:</text:p>
      <text:p text:style-name="P1"/>
      <text:p text:style-name="P1">Spin Up SQL Server:</text:p>
      <text:p text:style-name="P1">- Docker</text:p>
      <text:p text:style-name="P1">- docker-compose file</text:p>
      <text:p text:style-name="P1"/>
      <text:p text:style-name="P1">Spin Up Azurite:</text:p>
      <text:p text:style-name="P1">- Docker</text:p>
      <text:p text:style-name="P1">- Azurite</text:p>
      <text:p text:style-name="P1"/>
      <text:p text:style-name="P1">Create API:</text:p>
      <text:p text:style-name="P1">- API Endpoints</text:p>
      <text:p text:style-name="P1">- DI</text:p>
      <text:p text:style-name="P1">- Integration Tests</text:p>
      <text:list xml:id="list1670893971" text:style-name="L1">
        <text:list-item>
          <text:p text:style-name="P3"><text:span text:style-name="T1">Wiremock</text:span></text:p>
        </text:list-item>
        <text:list-item>
          <text:p text:style-name="P2">Test containers</text:p>
        </text:list-item>
        <text:list-item>
          <text:p text:style-name="P2">Web application factory</text:p>
        </text:list-item>
      </text:list>
      <text:p text:style-name="P1"/>
      <text:p text:style-name="P1">- Retry with polly and Azure SDK</text:p>
      <text:p text:style-name="P1">- Store images in blobs</text:p>
      <text:p text:style-name="P1"/>
      <text:p text:style-name="P1">Create Auth Server:</text:p>
      <text:p text:style-name="P1">- Aut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4T16:04:14.566000000</meta:creation-date>
    <dc:date>2025-09-04T16:47:11.852000000</dc:date>
    <meta:editing-duration>PT32M47S</meta:editing-duration>
    <meta:editing-cycles>1</meta:editing-cycles>
    <meta:document-statistic meta:table-count="0" meta:image-count="0" meta:object-count="0" meta:page-count="1" meta:paragraph-count="18" meta:word-count="54" meta:character-count="272" meta:non-whitespace-character-count="239"/>
    <meta:generator>LibreOffice/7.0.3.1$Windows_X86_64 LibreOffice_project/d7547858d014d4cf69878db179d326fc3483e082</meta:generator>
  </office:meta>
</office:document-meta>
</file>